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PUCB_result_0817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PUCB</text:p>
          </table:table-cell>
          <table:table-cell office:value-type="string" calcext:value-type="string">
            <text:p>decomposed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19280843817" calcext:value-type="float">
            <text:p>0.0119280843817</text:p>
          </table:table-cell>
          <table:table-cell office:value-type="float" office:value="9754.39594059379" calcext:value-type="float">
            <text:p>9754.39594059379</text:p>
          </table:table-cell>
          <table:table-cell office:value-type="float" office:value="13098.9028869525" calcext:value-type="float">
            <text:p>13098.9028869525</text:p>
          </table:table-cell>
          <table:table-cell office:value-type="float" office:value="16929.0802519863" calcext:value-type="float">
            <text:p>16929.0802519863</text:p>
          </table:table-cell>
          <table:table-cell office:value-type="float" office:value="11579.9359100971" calcext:value-type="float">
            <text:p>11579.9359100971</text:p>
          </table:table-cell>
          <table:table-cell office:value-type="float" office:value="14811.3276821116" calcext:value-type="float">
            <text:p>14811.3276821116</text:p>
          </table:table-cell>
          <table:table-cell table:number-columns-repeated="2"/>
          <table:table-cell office:value-type="float" office:value="0.0119280843817" calcext:value-type="float">
            <text:p>0.0119280843817</text:p>
          </table:table-cell>
          <table:table-cell office:value-type="float" office:value="8546.27426857129" calcext:value-type="float">
            <text:p>8546.27426857129</text:p>
          </table:table-cell>
          <table:table-cell office:value-type="float" office:value="8641.89748619107" calcext:value-type="float">
            <text:p>8641.89748619107</text:p>
          </table:table-cell>
          <table:table-cell office:value-type="float" office:value="9307.30758542277" calcext:value-type="float">
            <text:p>9307.30758542277</text:p>
          </table:table-cell>
          <table:table-cell office:value-type="float" office:value="7745.0256269376" calcext:value-type="float">
            <text:p>7745.0256269376</text:p>
          </table:table-cell>
          <table:table-cell office:value-type="float" office:value="10143.1320840695" calcext:value-type="float">
            <text:p>10143.1320840695</text:p>
          </table:table-cell>
        </table:table-row>
        <table:table-row table:style-name="ro1">
          <table:table-cell office:value-type="float" office:value="0.0238561687634" calcext:value-type="float">
            <text:p>0.0238561687634</text:p>
          </table:table-cell>
          <table:table-cell office:value-type="float" office:value="14216.7672379747" calcext:value-type="float">
            <text:p>14216.7672379747</text:p>
          </table:table-cell>
          <table:table-cell office:value-type="float" office:value="10260.8416313024" calcext:value-type="float">
            <text:p>10260.8416313024</text:p>
          </table:table-cell>
          <table:table-cell office:value-type="float" office:value="11747.7093435548" calcext:value-type="float">
            <text:p>11747.7093435548</text:p>
          </table:table-cell>
          <table:table-cell office:value-type="float" office:value="11242.9557278515" calcext:value-type="float">
            <text:p>11242.9557278515</text:p>
          </table:table-cell>
          <table:table-cell office:value-type="float" office:value="10308.2310495775" calcext:value-type="float">
            <text:p>10308.2310495775</text:p>
          </table:table-cell>
          <table:table-cell table:number-columns-repeated="2"/>
          <table:table-cell office:value-type="float" office:value="0.0238561687634" calcext:value-type="float">
            <text:p>0.0238561687634</text:p>
          </table:table-cell>
          <table:table-cell office:value-type="float" office:value="9096.1181454047" calcext:value-type="float">
            <text:p>9096.1181454047</text:p>
          </table:table-cell>
          <table:table-cell office:value-type="float" office:value="8307.08429490191" calcext:value-type="float">
            <text:p>8307.08429490191</text:p>
          </table:table-cell>
          <table:table-cell office:value-type="float" office:value="8040.04647309772" calcext:value-type="float">
            <text:p>8040.04647309772</text:p>
          </table:table-cell>
          <table:table-cell office:value-type="float" office:value="9987.69709785373" calcext:value-type="float">
            <text:p>9987.69709785373</text:p>
          </table:table-cell>
          <table:table-cell office:value-type="float" office:value="8961.82648639115" calcext:value-type="float">
            <text:p>8961.82648639115</text:p>
          </table:table-cell>
        </table:table-row>
        <table:table-row table:style-name="ro1">
          <table:table-cell office:value-type="float" office:value="0.0596404219084" calcext:value-type="float">
            <text:p>0.0596404219084</text:p>
          </table:table-cell>
          <table:table-cell office:value-type="float" office:value="10684.8326937" calcext:value-type="float">
            <text:p>10684.8326937</text:p>
          </table:table-cell>
          <table:table-cell office:value-type="float" office:value="10298.4553395964" calcext:value-type="float">
            <text:p>10298.4553395964</text:p>
          </table:table-cell>
          <table:table-cell office:value-type="float" office:value="11282.5936622368" calcext:value-type="float">
            <text:p>11282.5936622368</text:p>
          </table:table-cell>
          <table:table-cell office:value-type="float" office:value="10629.1213670399" calcext:value-type="float">
            <text:p>10629.1213670399</text:p>
          </table:table-cell>
          <table:table-cell office:value-type="float" office:value="12179.4526741473" calcext:value-type="float">
            <text:p>12179.4526741473</text:p>
          </table:table-cell>
          <table:table-cell table:number-columns-repeated="2"/>
          <table:table-cell office:value-type="float" office:value="0.0596404219084" calcext:value-type="float">
            <text:p>0.0596404219084</text:p>
          </table:table-cell>
          <table:table-cell office:value-type="float" office:value="7166.22069964769" calcext:value-type="float">
            <text:p>7166.22069964769</text:p>
          </table:table-cell>
          <table:table-cell office:value-type="float" office:value="8285.08335924424" calcext:value-type="float">
            <text:p>8285.08335924424</text:p>
          </table:table-cell>
          <table:table-cell office:value-type="float" office:value="10554.3094060137" calcext:value-type="float">
            <text:p>10554.3094060137</text:p>
          </table:table-cell>
          <table:table-cell office:value-type="float" office:value="8064.79007496799" calcext:value-type="float">
            <text:p>8064.79007496799</text:p>
          </table:table-cell>
          <table:table-cell office:value-type="float" office:value="8545.73240537091" calcext:value-type="float">
            <text:p>8545.73240537091</text:p>
          </table:table-cell>
        </table:table-row>
        <table:table-row table:style-name="ro1">
          <table:table-cell office:value-type="float" office:value="0.119280843817" calcext:value-type="float">
            <text:p>0.119280843817</text:p>
          </table:table-cell>
          <table:table-cell office:value-type="float" office:value="16033.0049752566" calcext:value-type="float">
            <text:p>16033.0049752566</text:p>
          </table:table-cell>
          <table:table-cell office:value-type="float" office:value="10877.5441616232" calcext:value-type="float">
            <text:p>10877.5441616232</text:p>
          </table:table-cell>
          <table:table-cell office:value-type="float" office:value="14093.3635148248" calcext:value-type="float">
            <text:p>14093.3635148248</text:p>
          </table:table-cell>
          <table:table-cell office:value-type="float" office:value="11793.556687232" calcext:value-type="float">
            <text:p>11793.556687232</text:p>
          </table:table-cell>
          <table:table-cell office:value-type="float" office:value="10721.8185847279" calcext:value-type="float">
            <text:p>10721.8185847279</text:p>
          </table:table-cell>
          <table:table-cell table:number-columns-repeated="2"/>
          <table:table-cell office:value-type="float" office:value="0.119280843817" calcext:value-type="float">
            <text:p>0.119280843817</text:p>
          </table:table-cell>
          <table:table-cell office:value-type="float" office:value="7741.48118479044" calcext:value-type="float">
            <text:p>7741.48118479044</text:p>
          </table:table-cell>
          <table:table-cell office:value-type="float" office:value="7606.2415117734" calcext:value-type="float">
            <text:p>7606.2415117734</text:p>
          </table:table-cell>
          <table:table-cell office:value-type="float" office:value="9842.75691514013" calcext:value-type="float">
            <text:p>9842.75691514013</text:p>
          </table:table-cell>
          <table:table-cell office:value-type="float" office:value="10485.2338879044" calcext:value-type="float">
            <text:p>10485.2338879044</text:p>
          </table:table-cell>
          <table:table-cell office:value-type="float" office:value="9924.14298788239" calcext:value-type="float">
            <text:p>9924.14298788239</text:p>
          </table:table-cell>
        </table:table-row>
        <table:table-row table:style-name="ro1">
          <table:table-cell office:value-type="float" office:value="0.238561687634" calcext:value-type="float">
            <text:p>0.238561687634</text:p>
          </table:table-cell>
          <table:table-cell office:value-type="float" office:value="11711.2121889206" calcext:value-type="float">
            <text:p>11711.2121889206</text:p>
          </table:table-cell>
          <table:table-cell office:value-type="float" office:value="12314.9305185119" calcext:value-type="float">
            <text:p>12314.9305185119</text:p>
          </table:table-cell>
          <table:table-cell office:value-type="float" office:value="13646.341739164" calcext:value-type="float">
            <text:p>13646.341739164</text:p>
          </table:table-cell>
          <table:table-cell office:value-type="float" office:value="13052.4316024927" calcext:value-type="float">
            <text:p>13052.4316024927</text:p>
          </table:table-cell>
          <table:table-cell office:value-type="float" office:value="13137.0206969753" calcext:value-type="float">
            <text:p>13137.0206969753</text:p>
          </table:table-cell>
          <table:table-cell table:number-columns-repeated="2"/>
          <table:table-cell office:value-type="float" office:value="0.238561687634" calcext:value-type="float">
            <text:p>0.238561687634</text:p>
          </table:table-cell>
          <table:table-cell office:value-type="float" office:value="7670.35471798559" calcext:value-type="float">
            <text:p>7670.35471798559</text:p>
          </table:table-cell>
          <table:table-cell office:value-type="float" office:value="8130.01901392192" calcext:value-type="float">
            <text:p>8130.01901392192</text:p>
          </table:table-cell>
          <table:table-cell office:value-type="float" office:value="8761.70659487446" calcext:value-type="float">
            <text:p>8761.70659487446</text:p>
          </table:table-cell>
          <table:table-cell office:value-type="float" office:value="9321.30649589071" calcext:value-type="float">
            <text:p>9321.30649589071</text:p>
          </table:table-cell>
          <table:table-cell office:value-type="float" office:value="8868.88392748942" calcext:value-type="float">
            <text:p>8868.8839274894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2:.F6])/3000" office:value-type="float" office:value="3.25146531353126" calcext:value-type="float">
            <text:p>3.25146531353126</text:p>
          </table:table-cell>
          <table:table-cell office:value-type="string" calcext:value-type="string">
            <text:p>average</text:p>
          </table:table-cell>
          <table:table-cell table:formula="of:=AVERAGE([.B2:.F6])/3000" office:value-type="float" office:value="4.08541104091269" calcext:value-type="float">
            <text:p>4.08541104091269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2:.N6])/3000" office:value-type="float" office:value="2.3887402332159" calcext:value-type="float">
            <text:p>2.3887402332159</text:p>
          </table:table-cell>
          <table:table-cell office:value-type="string" calcext:value-type="string">
            <text:p>average</text:p>
          </table:table-cell>
          <table:table-cell table:formula="of:=AVERAGE([.J2:.N6])/3000" office:value-type="float" office:value="2.92992896975652" calcext:value-type="float">
            <text:p>2.9299289697565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on-linear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11:36:36.365933997</dc:date>
    <meta:editing-duration>PT1M5S</meta:editing-duration>
    <meta:editing-cycles>2</meta:editing-cycles>
    <meta:generator>LibreOffice/6.0.3.2$Linux_X86_64 LibreOffice_project/00m0$Build-2</meta:generator>
    <meta:document-statistic meta:table-count="1" meta:cell-count="81" meta:object-count="0"/>
  </office:meta>
</office:document-meta>
</file>